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Yu Gothic" svg:font-family="'Yu Gothi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 draw:auto-grow-height="false" fo:min-height="3.784cm" fo:min-width="5.534cm" fo:wrap-option="wrap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9cm" svg:height="7cm" svg:x="2.5cm" svg:y="3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Yu Gothic" svg:font-family="'Yu Gothi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deg" draw:border="0%"/>
    <draw:gradient draw:name="Ausgefüllt_20_blau" draw:display-name="Ausgefüllt blau" draw:style="linear" draw:start-color="#729fcf" draw:end-color="#355269" draw:start-intensity="100%" draw:end-intensity="100%" draw:angle="300deg" draw:border="0%"/>
    <draw:gradient draw:name="Ausgefüllt_20_gelb" draw:display-name="Ausgefüllt gelb" draw:style="linear" draw:start-color="#ffde59" draw:end-color="#b47804" draw:start-intensity="100%" draw:end-intensity="100%" draw:angle="300deg" draw:border="0%"/>
    <draw:gradient draw:name="Ausgefüllt_20_grün" draw:display-name="Ausgefüllt grün" draw:style="linear" draw:start-color="#77bc65" draw:end-color="#127622" draw:start-intensity="100%" draw:end-intensity="100%" draw:angle="300deg" draw:border="0%"/>
    <draw:gradient draw:name="Ausgefüllt_20_rot" draw:display-name="Ausgefüllt rot" draw:style="linear" draw:start-color="#ff6d6d" draw:end-color="#c9211e" draw:start-intensity="100%" draw:end-intensity="100%" draw:angle="30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ja" style:country-asian="JP" style:font-name-complex="Tahoma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S PGothic" style:font-family-asian="'MS P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07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.5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05cm" fo:margin-bottom="0cm" fo:text-indent="0cm"/>
      <style:text-properties fo:font-size="28.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03cm" fo:margin-bottom="0cm" fo:text-indent="0cm"/>
      <style:text-properties fo:font-size="24.3999996185303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02cm" fo:margin-bottom="0cm" fo:text-indent="0cm"/>
      <style:text-properties fo:font-size="20.299999237060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.7000007629395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4cm" fo:page-height="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page-thumbnail draw:layer="backgroundobjects" svg:width="18.999cm" svg:height="12.665cm" svg:x="1cm" svg:y="8.517cm"/>
    </style:handout-master>
    <style:master-page style:name="Standard" style:page-layout-name="PM1" draw:style-name="Mdp1">
      <draw:frame presentation:style-name="Standard-title" draw:layer="backgroundobjects" svg:width="21.599cm" svg:height="2.671cm" svg:x="1.2cm" svg:y="0.637cm" presentation:class="title" presentation:placeholder="true">
        <draw:text-box/>
      </draw:frame>
      <draw:frame presentation:style-name="Standard-outline1" draw:layer="backgroundobjects" svg:width="21.599cm" svg:height="9.279cm" svg:x="1.2cm" svg:y="3.743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14T22:10:08.910000000</meta:creation-date>
    <dc:title>24x16impress</dc:title>
    <meta:editing-duration>PT9M32S</meta:editing-duration>
    <meta:editing-cycles>2</meta:editing-cycles>
    <meta:generator>BCommitContinue/7.4.0.0.alpha0$Windows_X86_64 LibreOffice_project/871adb006645d0fd5eeecab70ea4c937de85c38e</meta:generator>
    <meta:initial-creator>Regina Henschel</meta:initial-creator>
    <dc:date>2022-04-14T22:19:22.909000000</dc:date>
    <dc:creator>Regina Henschel</dc:creator>
    <meta:document-statistic meta:object-count="8"/>
  </office:meta>
</office:document-meta>
</file>